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39.16pt"/>
    </style:style>
    <style:style style:name="co87" style:family="table-column">
      <style:table-column-properties fo:break-before="auto" style:column-width="232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30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Min Drive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table:style-name="ce6" office:value-type="string" calcext:value-type="string">
            <text:p>Max Drive Time (Minutes)</text:p>
          </table:table-cell>
          <table:table-cell table:style-name="ce6" office:value-type="string" calcext:value-type="string">
            <text:p>Highway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2:.D5])" office:value-type="float" office:value="270.7" calcext:value-type="float">
            <text:p>270.7</text:p>
          </table:table-cell>
          <table:table-cell/>
          <table:table-cell table:style-name="ce6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8:.D11])" office:value-type="float" office:value="347.7" calcext:value-type="float">
            <text:p>347.7</text:p>
          </table:table-cell>
          <table:table-cell/>
          <table:table-cell table:style-name="ce6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14:.D17])" office:value-type="float" office:value="306.8" calcext:value-type="float">
            <text:p>306.8</text:p>
          </table:table-cell>
          <table:table-cell/>
          <table:table-cell table:style-name="ce6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0:.D24])" office:value-type="float" office:value="307.2" calcext:value-type="float">
            <text:p>307.2</text:p>
          </table:table-cell>
          <table:table-cell/>
          <table:table-cell table:style-name="ce6" table:formula="of:=SUM([.F20:.F24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7:.D31])" office:value-type="float" office:value="371.1" calcext:value-type="float">
            <text:p>371.1</text:p>
          </table:table-cell>
          <table:table-cell/>
          <table:table-cell table:style-name="ce6" table:formula="of:=SUM([.F27:.F31]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/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et – Cedar Park (Candlewood Suites Cedar Park)</text:p>
          </table:table-cell>
          <table:table-cell office:value-type="string" calcext:value-type="string">
            <text:p>55 min max</text:p>
          </table:table-cell>
          <table:table-cell/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table:formula="of:=SUM([.D34:.D37])" office:value-type="float" office:value="233.3" calcext:value-type="float">
            <text:p>233.3</text:p>
          </table:table-cell>
          <table:table-cell/>
          <table:table-cell table:style-name="ce6" table:formula="of:=SUM([.F34:.F37])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7" table:formula="of:=SUM([.D6];[.D12];[.D18];[.D25];[.D32];[.D38])" office:value-type="float" office:value="1836.8" calcext:value-type="float">
            <text:p>1836.8</text:p>
          </table:table-cell>
          <table:table-cell table:style-name="ce6" office:value-type="string" calcext:value-type="string">
            <text:p>Estimated Fuel Cost $275 to $37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20:29:37.286583322</dc:date>
    <meta:editing-duration>P21DT23H15M44S</meta:editing-duration>
    <meta:editing-cycles>374</meta:editing-cycles>
    <meta:generator>LibreOffice/5.1.6.2$Linux_X86_64 LibreOffice_project/10m0$Build-2</meta:generator>
    <meta:document-statistic meta:table-count="10" meta:cell-count="5190" meta:object-count="0"/>
  </office:meta>
</office:document-meta>
</file>